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9000002294E89B9E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style:text-underline-style="solid" style:text-underline-width="auto" style:text-underline-color="font-color" officeooo:rsid="000ef025" officeooo:paragraph-rsid="000ef025" style:font-size-asian="21pt" style:font-size-complex="21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ech Art</text:span> – Lightning</text:p>
      <text:p text:style-name="P1"/>
      <text:p text:style-name="P1"><draw:frame draw:style-name="fr1" draw:name="Image1" text:anchor-type="char" svg:width="16.75cm" svg:height="14.633cm" draw:z-index="0"><draw:image xlink:href="Pictures/1000000100000279000002294E89B9E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4T10:02:14.558720600</meta:creation-date>
    <dc:date>2026-01-14T10:03:37.602968100</dc:date>
    <meta:editing-duration>PT1M24S</meta:editing-duration>
    <meta:editing-cycles>1</meta:editing-cycles>
    <meta:document-statistic meta:table-count="0" meta:image-count="1" meta:object-count="0" meta:page-count="1" meta:paragraph-count="1" meta:word-count="3" meta:character-count="20" meta:non-whitespace-character-count="17"/>
    <meta:generator>LibreOffice/25.2.7.1$Windows_X86_64 LibreOffice_project/729c5bfe710f5eb71ed3bbde9e06a6065e9c6c5d</meta:generator>
  </office:meta>
</office:document-meta>
</file>